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bookmark-start text:name="_GoBack"/><text:bookmark-end text:name="_GoBack"/>ACTUALIZAR</text:p>
      <text:p text:style-name="Standard"/>
      <text:p text:style-name="Standard">TOMANDO COMO REFERENCIA LA BASE DE DATOS DE LA GOBERNACION</text:p>
      <text:p text:style-name="Standard"/>
      <text:p text:style-name="Standard">APLICAR:</text:p>
      <text:p text:style-name="Standard"/>
      <text:p text:style-name="Standard">CAMBIOS DE CONTABILIDAD</text:p>
      <text:p text:style-name="Standard"/>
      <text:p text:style-name="Standard">CAMBIOS DE BIENES</text:p>
      <text:p text:style-name="Standard"/>
      <text:p text:style-name="Standard">CAMBIOS DE OBRAS</text:p>
      <text:p text:style-name="Standard"/>
      <text:p text:style-name="Standard">CAMBIOS DE ALMACEN</text:p>
      <text:p text:style-name="Standard"/>
      <text:p text:style-name="Standard">CAMBIOS DE SNC</text:p>
      <text:p text:style-name="Standard"/>
      <text:p text:style-name="Standard">CAMBIOS DE TESORERIA</text:p>
      <text:p text:style-name="Standard"/>
      <text:p text:style-name="Standard"/>
      <text:p text:style-name="Standard">HACER ESTO URGENTE PARA TENER UNA BASE DE DATOS DE REFERENCIA GENERAL ACTUALIZADA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V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ector lema</meta:initial-creator>
    <dc:creator>Hector Lema</dc:creator>
    <meta:creation-date>2013-10-30T13:42:00Z</meta:creation-date>
    <dc:date>2014-09-23T00:12:00Z</dc:date>
    <meta:template xlink:href="Normal" xlink:type="simple"/>
    <meta:editing-cycles>2</meta:editing-cycles>
    <meta:editing-duration>PT180S</meta:editing-duration>
    <meta:document-statistic meta:page-count="1" meta:paragraph-count="1" meta:word-count="44" meta:character-count="288" meta:row-count="2" meta:non-whitespace-character-count="245"/>
  </office:meta>
</office:document-meta>
</file>